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Heading_20_2">
      <style:paragraph-properties fo:margin-top="0.423cm" fo:margin-bottom="0.212cm" fo:keep-with-next="always"/>
    </style:style>
    <style:style style:name="P6" style:family="paragraph" style:parent-style-name="Text_20_body" style:list-style-name="L4">
      <style:paragraph-properties fo:margin-top="0cm" fo:margin-bottom="0.212cm"/>
    </style:style>
    <style:style style:name="P7" style:family="paragraph" style:parent-style-name="Heading_20_2">
      <style:paragraph-properties fo:margin-top="0.423cm" fo:margin-bottom="0.212cm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7">
      <style:text-properties fo:font-size="12pt" style:font-size-asian="12pt" style:font-size-complex="12pt"/>
    </style:style>
    <style:style style:name="P12" style:family="paragraph" style:parent-style-name="Text_20_body" style:list-style-name="L8"/>
    <style:style style:name="T1" style:family="text">
      <style:text-properties fo:language="en" fo:country="US"/>
    </style:style>
    <style:style style:name="T2" style:family="text">
      <style:text-properties style:font-name="Arial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'Vardoc The Plugin' Roadmap:</text:h>
      <text:h text:style-name="Heading_20_2" text:outline-level="2">март, 04 – milestone 1</text:h>
      <text:list text:style-name="L2">
        <text:list-item>
          <text:p text:style-name="P2">Диаграмма классов, по которой генерируется подмножество будущего диаграммера для семейства</text:p>
        </text:list-item>
      </text:list>
      <text:h text:style-name="Heading_20_2" text:outline-level="2">март, 11 – <text:span text:style-name="T1">milestone</text:span> 2</text:h>
      <text:list text:style-name="L2">
        <text:list-item text:start-value="1">
          <text:p text:style-name="P2">интеграция с редактором Кота: возможность создать и сохранить в моём и открыть и просмотреть в его (и наоборот)</text:p>
        </text:list-item>
        <text:list-item>
          <text:p text:style-name="P2">поддержка неполной схемы ДРЛ</text:p>
        </text:list-item>
        <text:list-item>
          <text:p text:style-name="P2">граф: только базовые фигуры</text:p>
        </text:list-item>
      </text:list>
      <text:list text:style-name="L3">
        <text:list-item>
          <text:p text:style-name="P3">сохранение и загрузка семейства и документа</text:p>
        </text:list-item>
        <text:list-item>
          <text:p text:style-name="P3">частичная реализация диаграммы документа</text:p>
        </text:list-item>
        <text:list-item>
          <text:p text:style-name="P3">конкретный план на ДРЛ: что поддерживаем, а что нет</text:p>
        </text:list-item>
      </text:list>
      <text:h text:style-name="Heading_20_2" text:outline-level="2">март, 18 – milestone 3</text:h>
      <text:list text:style-name="L4">
        <text:list-item>
          <text:p text:style-name="P4">50% реализация функциональности диаграмм семейства и документа (ТУДУ: детали), почти без редактирования</text:p>
        </text:list-item>
        <text:list-item>
          <text:p text:style-name="P4">интеграция: переход на нужный файл к Коту по клику на диаграмме</text:p>
        </text:list-item>
        <text:list-item>
          <text:p text:style-name="P4">70% соответствие диаграмм нотации – пока совсем без красивостей</text:p>
        </text:list-item>
      </text:list>
      <text:h text:style-name="P5" text:outline-level="2">март, 25 – <text:span text:style-name="T2">milestone</text:span> 4</text:h>
      <text:list text:style-name="L4">
        <text:list-item text:start-value="1">
          <text:p text:style-name="P6">70% диаграмм семейства и документа (редактирование)</text:p>
        </text:list-item>
        <text:list-item>
          <text:p text:style-name="P6">диаграмма семейства</text:p>
        </text:list-item>
        <text:list-item>
          <text:p text:style-name="P6">текст диплома бурно прогрессирует</text:p>
        </text:list-item>
      </text:list>
      <text:h text:style-name="P7" text:outline-level="2">апрель, 1 – release candidate 1</text:h>
      <text:list text:style-name="L5">
        <text:list-item>
          <text:p text:style-name="P8">Реализованы все типы диаграмм, в т. ч. редактирование, на 80%</text:p>
        </text:list-item>
        <text:list-item>
          <text:p text:style-name="P8">без раунд-трипа</text:p>
        </text:list-item>
        <text:list-item>
          <text:p text:style-name="P8">соответствие нотации 80%</text:p>
        </text:list-item>
        <text:list-item>
          <text:p text:style-name="P8">текста написана половина</text:p>
        </text:list-item>
      </text:list>
      <text:h text:style-name="Heading_20_2" text:outline-level="2">апрель, 8 – release candidate 2</text:h>
      <text:list text:style-name="L6">
        <text:list-item>
          <text:p text:style-name="P9">round-trip attempt (?)</text:p>
        </text:list-item>
        <text:list-item>
          <text:p text:style-name="P9">это багфикс-релиз, готово 90% функциональности</text:p>
        </text:list-item>
        <text:list-item>
          <text:p text:style-name="P9">множество мелких багов, мало красивостей: иконки, <text:s/>надписи етс, мелкие фичи</text:p>
        </text:list-item>
      </text:list>
      <text:h text:style-name="Heading_20_2" text:outline-level="2">апрель, 15– release version 1.0</text:h>
      <text:list text:style-name="L7">
        <text:list-item>
          <text:p text:style-name="P10">полная реализация (см требования)</text:p>
        </text:list-item>
        <text:list-item>
          <text:p text:style-name="P11">95% багов исправлено</text:p>
        </text:list-item>
        <text:list-item>
          <text:p text:style-name="P10">сделано всё, что успели, дальше только незначительные изменения</text:p>
        </text:list-item>
        <text:list-item>
          <text:p text:style-name="P10">текст сделан на 75%</text:p>
        </text:list-item>
      </text:list>
      <text:h text:style-name="Heading_20_2" text:outline-level="2">апрель, 29 – release version 1.1</text:h>
      <text:list text:style-name="L8">
        <text:list-item>
          <text:p text:style-name="P12">учтены замечания рецензента</text:p>
        </text:list-item>
        <text:list-item>
          <text:p text:style-name="P12">текст доделан и отдан на рецензировани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2-22T02:42:45</meta:creation-date>
    <dc:creator>Alexey Semenov</dc:creator>
    <dc:date>2007-03-03T22:36:16</dc:date>
    <dc:language>ru-RU</dc:language>
    <meta:editing-cycles>13</meta:editing-cycles>
    <meta:editing-duration>PT2H30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204" meta:character-count="1431"/>
  </office:meta>
</office:document-meta>
</file>